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000000250DCE92E8541923C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5.5693in" draw:z-index="0"><draw:image xlink:href="Pictures/10000001000002E000000250DCE92E8541923C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9T13:41:32.425000000</meta:creation-date>
    <dc:date>2023-01-09T13:41:59.588000000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